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1"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1" fo:font-size="15.75pt" fo:font-style="normal" style:text-underline-style="none" fo:font-weight="bold" style:text-blinking="false" fo:background-color="transparent"/>
    </style:style>
    <style:style style:name="P3"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4"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1" fo:font-size="21.75pt" fo:font-style="normal" style:text-underline-style="none" fo:font-weight="bold" style:text-blinking="false" fo:background-color="transparent"/>
    </style:style>
    <style:style style:name="P5"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1" fo:font-size="9.75pt" fo:font-style="normal" style:text-underline-style="none" fo:font-weight="normal" style:text-blinking="false" fo:background-color="transparent"/>
    </style:style>
    <style:style style:name="P6"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7"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8" style:family="paragraph" style:parent-style-name="Text_20_body" style:list-style-name="L2">
      <style:paragraph-properties fo:margin-top="0cm" fo:margin-bottom="0cm" fo:line-height="100%" style:writing-mode="lr-tb"/>
      <style:text-properties style:font-name="Times New Roman1" fo:font-size="12pt" style:font-size-asian="12pt" style:font-size-complex="12pt"/>
    </style:style>
    <style:style style:name="P9" style:family="paragraph" style:parent-style-name="Text_20_body">
      <style:paragraph-properties fo:margin-top="0cm" fo:margin-bottom="0cm" fo:line-height="100%"/>
      <style:text-properties fo:font-variant="normal" fo:text-transform="none" fo:color="#000000" style:text-line-through-style="none" style:font-name="Times New Roman1" fo:font-size="10pt" fo:font-style="normal" style:text-underline-style="none" fo:font-weight="normal" style:text-blinking="false" fo:background-color="transparent" style:font-size-asian="10pt" style:font-size-complex="10pt"/>
    </style:style>
    <style:style style:name="T1" style:family="text">
      <style:text-properties style:text-position="super 58%"/>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style:font-name-asian="Times New Roman" style:font-name-complex="Times New Roman"/>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Arimaa – CR7 : Friday, October 24<text:span text:style-name="T1">th</text:span></text:p>
      <text:p text:style-name="P5">Presents : Everyone, Christian Raymond</text:p>
      <text:h text:style-name="P1" text:outline-level="1">Order of business :</text:h>
      <text:list xml:id="list1735600340369379333" text:style-name="L1">
        <text:list-item>
          <text:p text:style-name="P6">C++ VS Multithreading</text:p>
        </text:list-item>
        <text:list-item>
          <text:p text:style-name="P6">Architecture and solution software</text:p>
        </text:list-item>
        <text:list-item>
          <text:p text:style-name="P6">Remarks / Questions about the report</text:p>
        </text:list-item>
        <text:list-item>
          <text:p text:style-name="P6">General remarks for the writing of our futures reports</text:p>
        </text:list-item>
        <text:list-item>
          <text:p text:style-name="P6">send report to rapporteur</text:p>
        </text:list-item>
      </text:list>
      <text:p text:style-name="P3"/>
      <text:h text:style-name="P1" text:outline-level="1">Information :</text:h>
      <text:list xml:id="list2757038437557972121" text:style-name="L2">
        <text:list-item>
          <text:p text:style-name="P7">Two methods of parallelization: pc/thread (simpleto implement, efficient, MPI/sockets)better mpi, term in performant equivalent because use socket all</text:p>
          <text:p text:style-name="P7">more complicated algo, mpi is simple to use on a simple implementation or more</text:p>
          <text:p text:style-name="P7">fondation with MPI better because we can keep the esqueletonEquivalent moreor less for sockets. MPI pretty optimized.</text:p>
        </text:list-item>
        <text:list-item>
          <text:p text:style-name="P7">Parallelization methods, one major problem, all computer grid with gpu, ask nikos if we have some, he said looking for, very asked, not sure that we can use them, gpu in each computer, block parallelization, simple to imlement, optimized for gpu,</text:p>
          <text:p text:style-name="P7">No GPU ? Parallelization method can ba used for the two, but we choose one of them.</text:p>
          <text:p text:style-name="P7">Mabe use only CPU method : could work everywhere</text:p>
          <text:p text:style-name="P7">best starting with CPU if working take GPU problem change everything</text:p>
        </text:list-item>
        <text:list-item>
          <text:p text:style-name="P7">all computers have PGU</text:p>
        </text:list-item>
        <text:list-item>
          <text:p text:style-name="P7">Open MP work and OpenACC do the same but OpenACC do it better with the data management, example take 10x more to do the same work, simple as OpenMP (OpenACC created by OpenMP guys, merged partially, works well) Other possibility used Cuda, low level possiblility, change all codes, can't use it only in GPU (OpenAcc do both, we can use both of them) Cuda all the code is complicated for nothing (for even are fucking complicated)</text:p>
        </text:list-item>
        <text:list-item>
          <text:p text:style-name="P7">For CR, no reason not use OpenMP because simply better</text:p>
        </text:list-item>
        <text:list-item>
          <text:p text:style-name="P7">About GPU, main sites around france (Lille Grenoble but not in Rennes), bit contentions, we can have them, but lack of documentation, lot of effort to learn (even you to the teacher, risky to begin with GPU), so begin with CPU (GPU is not on every computer)</text:p>
        </text:list-item>
        <text:list-item>
          <text:p text:style-name="P7">Research boost C++ OpenMP :</text:p>
          <text:p text:style-name="P7">C++ don't delete, take lot of time, Open MP is better, personnalize use thread, generate a pull of thread. Performance the same, compilation : line of code more complicated, library we can use (difficult to write recursion tree level)</text:p>
        </text:list-item>
        <text:list-item>
          <text:p text:style-name="P7">Grid 5000 reserve time before and not a lot of days, take gpu if worth</text:p>
        </text:list-item>
        <text:list-item>
          <text:p text:style-name="P7">Test it on our computer, for GPU and go on GPU (our code should work on one machine)</text:p>
        </text:list-item>
        <text:list-item>
          <text:p text:style-name="P7">Compare GPU after if we have time</text:p>
        </text:list-item>
        <text:list-item>
          <text:p text:style-name="P7">design for the software for the next report, components and classes, make some decision with solutions, go deeper on the next project, present the solution next report, architecture, basic example of the structure of our program. Good to have a strategy of parallelization working on a simple computer, one computer faster than usual,other machines more important difference, compare different strategies, mutexes, leaf and... Maybe code something to make a choice between technologies.</text:p>
        </text:list-item>
        <text:list-item>
          <text:p text:style-name="P7">Nvidia tesla GPU card, we can use both of them, not both together</text:p>
          <text:p text:style-name="P7">OpeNMP is not distroying the thread, thread waiting</text:p>
          <text:p text:style-name="P7">C++lib + library change the way of ditroying (basically the system)</text:p>
          <text:p text:style-name="P7">desactivate thread on open MP ? Stack overflow. Best way, the same results, bad way OpenMP is better</text:p>
        </text:list-item>
        <text:list-item>
          <text:p text:style-name="P8"><text:soft-page-break/><text:span text:style-name="T2">Conclusion : </text:span><text:span text:style-name="T3">Our basic conclusion is that although we could express the parallelism using either Pthreads or OpenMP, it was easier to express the parallelism at a higher level of abstraction. OpenMP allowed enough control to express the parallelism without exposing the implementation details. Also, due to the higher level specification of parallelism with OpenMP, the tools available to assist in the construction of correct and efficient programs provide more useful information than the equivalent tools available for hand threaded programs.</text:span></text:p>
        </text:list-item>
        <text:list-item>
          <text:p text:style-name="P8"><text:span text:style-name="T3">Next report due to first draft 11/19 last draft 11/26 to hand paper 11/27</text:span></text:p>
        </text:list-item>
        <text:list-item>
          <text:p text:style-name="P8"><text:span text:style-name="T3">assignements of work</text:span></text:p>
        </text:list-item>
        <text:list-item>
          <text:p text:style-name="P8"><text:span text:style-name="T3">input and output our program, how the user interact with the program (API/interface graphique), rules of the game will be input as well</text:span></text:p>
        </text:list-item>
        <text:list-item>
          <text:p text:style-name="P8"><text:span text:style-name="T3">Standard format for the rules of the game/ MCTS different of Arimaa, do the same thing with another game, ask pascal garcia is nesicating. Plug any game ? Library for separate the code, do it in package. Our code will call give me a new move, create an interface, interface to the game, implement to Arimaa, write the file if you want to change game (abstract game)</text:span></text:p>
        </text:list-item>
        <text:list-item>
          <text:p text:style-name="P8"><text:span text:style-name="T3">OpenMP (shared computer on a computer but not on a cluster) CPU OpenACC GPU (more pf them but this is better)</text:span></text:p>
        </text:list-item>
        <text:list-item>
          <text:p text:style-name="P8"><text:span text:style-name="T3">MPI on cluster set of cluster, openMP to dispatch the work on each core</text:span></text:p>
        </text:list-item>
        <text:list-item>
          <text:p text:style-name="P8"><text:span text:style-name="T3">OpenMP and MCTS go together</text:span></text:p>
        </text:list-item>
        <text:list-item>
          <text:p text:style-name="P8"><text:span text:style-name="T3">Pascal Garcia special language rules</text:span></text:p>
        </text:list-item>
        <text:list-item>
          <text:p text:style-name="P8"><text:span text:style-name="T3">Gabriel will work with everyone, ask people about their choice, and can ask me or Baptiste is he wants some helps</text:span></text:p>
        </text:list-item>
        <text:list-item>
          <text:p text:style-name="P8"><text:span text:style-name="T3">wait for Baptiste's mail to complete tasks hours</text:span></text:p>
        </text:list-item>
        <text:list-item>
          <text:p text:style-name="P8"><text:span text:style-name="T3">library/packages C++ (benoit said library)</text:span></text:p>
        </text:list-item>
        <text:list-item>
          <text:p text:style-name="P8"><text:span text:style-name="T3">priority is Software architecture (not too much deeper) and solutions</text:span></text:p>
        </text:list-item>
        <text:list-item>
          <text:p text:style-name="P8"><text:span text:style-name="T3">begin to write the part of your report</text:span></text:p>
        </text:list-item>
      </text:list>
      <text:h text:style-name="P2" text:outline-level="1">Planification</text:h>
      <text:p text:style-name="P9">Task<text:tab/><text:tab/><text:tab/><text:tab/><text:tab/><text:tab/><text:tab/><text:tab/><text:tab/>Responsible<text:tab/><text:tab/>Deadline</text:p>
      <text:p text:style-name="P9">Parallelization method </text:p>
      <text:p text:style-name="P9">(method implement on the PC : tree, leaf, roots, others)<text:tab/><text:tab/><text:tab/>Mikail<text:tab/><text:tab/><text:tab/><text:tab/><text:tab/></text:p>
      <text:p text:style-name="P9">Software architecture (I/O with dan and API with Prateek)</text:p>
      <text:p text:style-name="P9">(program structures, general UML (containing task rules)</text:p>
      <text:p text:style-name="P9">, diagram) work with Prateek and Dan,<text:tab/><text:tab/><text:tab/><text:tab/><text:tab/>Gabriel<text:tab/></text:p>
      <text:p text:style-name="P9">I/O (data format json, generalization of the game, </text:p>
      <text:p text:style-name="P9">dll library board screen clic board to clic Mcts program calculate position</text:p>
      <text:p text:style-name="P9">JSON file tableau)<text:tab/><text:tab/><text:tab/><text:tab/><text:tab/><text:tab/><text:tab/>Dan<text:tab/><text:tab/><text:tab/></text:p>
      <text:p text:style-name="P9">API (interface Graphique, command lines, work with Dan/Gabriel SFML<text:tab/><text:tab/><text:tab/><text:tab/><text:tab/><text:tab/></text:p>
      <text:p text:style-name="P9"><text:s/>who takes care of the screen<text:tab/><text:tab/><text:tab/><text:tab/><text:tab/><text:tab/>Prateek<text:tab/><text:tab/><text:tab/><text:tab/><text:tab/></text:p>
      <text:p text:style-name="P9">MCTS simple (basic implementation one computer, one thread for now</text:p>
      <text:p text:style-name="P9">C++ test in Tic Tac Toe<text:tab/><text:tab/><text:tab/><text:tab/><text:tab/><text:tab/><text:tab/>Benoit<text:tab/><text:tab/><text:tab/><text:tab/></text:p>
      <text:p text:style-name="P9">OpenMP implementation<text:tab/>basic (OpenACC later)</text:p>
      <text:p text:style-name="P9">(require MCTS implementation/parallelization methods<text:tab/><text:tab/><text:tab/>Not decided<text:tab/>Begin next week<text:tab/></text:p>
      <text:p text:style-name="P9">Schedule time<text:tab/><text:tab/><text:tab/><text:tab/><text:tab/><text:tab/><text:tab/><text:tab/>Baptiste</text:p>
      <text:p text:style-name="P9">Note schedule<text:tab/><text:tab/><text:tab/><text:tab/><text:tab/><text:tab/><text:tab/><text:tab/>Everyone<text:tab/><text:tab/></text:p>
      <text:p text:style-name="P9">Packages with rules (the dll, display screen Dan) Which rules</text:p>
      <text:p text:style-name="P9">Pascal Garcia language to be used, methods Arimaa, abstract c++ </text:p>
      <text:p text:style-name="P9">implemented by arimaa methods/other games, what are the methods used</text:p>
      <text:p text:style-name="P9">(MakeMove, List of available moves<text:tab/><text:tab/><text:tab/><text:tab/><text:tab/>Baptiste</text:p>
      <text:p text:style-name="P9">Go deeper on OpenMP (references) CPU parallelization<text:tab/><text:tab/><text:tab/>Benoit</text:p>
      <text:p text:style-name="P9">Go deeper on MPI (references) computers parallelization<text:tab/><text:tab/><text:tab/>Mikail</text:p>
      <text:p text:style-name="P9">Go deeper on OpenAcc (references) GPU parallezation<text:tab/><text:tab/><text:tab/>Baptiste</text:p>
      <text:p text:style-name="P9">Finish the game application<text:tab/><text:tab/><text:tab/><text:tab/><text:tab/><text:tab/>Gabriel<text:tab/><text:tab/>12/18</text:p>
      <text:p text:style-name="P9"/>
      <text:h text:style-name="P1" text:outline-level="1">Next meeting : 11/0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1"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0-24T12:27:45.14</dc:date>
    <dc:creator>Dan </dc:creator>
    <meta:editing-duration>PT12H38M</meta:editing-duration>
    <meta:editing-cycles>260</meta:editing-cycles>
    <meta:generator>OpenOffice/4.1.1$Win32 OpenOffice.org_project/411m6$Build-9775</meta:generator>
    <meta:document-statistic meta:table-count="0" meta:image-count="0" meta:object-count="0" meta:page-count="2" meta:paragraph-count="71" meta:word-count="1028" meta:character-count="6154"/>
  </office:meta>
</office:document-meta>
</file>